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Khand" svg:font-family="Khand"/>
    <style:font-face style:name="Khand1" svg:font-family="Khand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1bb3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,</text:p>
      <text:p text:style-name="Standard"/>
      <text:p text:style-name="Standard">Mr <text:span text:style-name="T1">{</text:span>d.firstname} {d.lastname} has contacted us to bring a request to our attention.</text:p>
      <text:p text:style-name="Standard"/>
      <text:p text:style-name="Standard">He would like to obtain the flag as quickly as possible, in order to win the competition.</text:p>
      <text:p text:style-name="Standard"/>
      <text:p text:style-name="Standard">If you do not meet this requirement as soon as possible, we reserve the right to take legal action.</text:p>
      <text:p text:style-name="Standard"/>
      <text:p text:style-name="Standard">Complain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Khand" svg:font-family="Khand"/>
    <style:font-face style:name="Khand1" svg:font-family="Khand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Khand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Khand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Khand1" style:font-family-complex="Khand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hand" style:font-family-complex="Khan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Khand" style:font-family-complex="Khand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hand" style:font-family-complex="Khan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7:56:16.305887311</meta:creation-date>
    <dc:date>2024-08-22T17:56:26.211757940</dc:date>
    <meta:editing-duration>PT10S</meta:editing-duration>
    <meta:editing-cycles>1</meta:editing-cycles>
    <meta:document-statistic meta:table-count="0" meta:image-count="0" meta:object-count="0" meta:page-count="1" meta:paragraph-count="5" meta:word-count="51" meta:character-count="288" meta:non-whitespace-character-count="242"/>
    <meta:generator>LibreOffice/7.4.7.2$Linux_X86_64 LibreOffice_project/40$Build-2</meta:generator>
  </office:meta>
</office:document-meta>
</file>